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61535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1535" officeooo:paragraph-rsid="00161535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e6f81" officeooo:paragraph-rsid="00161535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61535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CabecalhoTabela">
      <style:paragraph-properties style:snap-to-layout-grid="false"/>
    </style:style>
    <style:style style:name="P16" style:family="paragraph" style:parent-style-name="CabecalhoTabela">
      <style:paragraph-properties style:snap-to-layout-grid="false"/>
      <style:text-properties officeooo:paragraph-rsid="0002101b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06cf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13ef1a" officeooo:paragraph-rsid="0013ef1a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161535" officeooo:paragraph-rsid="00161535"/>
    </style:style>
    <style:style style:name="P21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2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3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4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7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143746" style:font-weight-asian="normal" style:font-weight-complex="normal"/>
    </style:style>
    <style:style style:name="P2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1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32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3ef1a" officeooo:paragraph-rsid="0013ef1a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61535" officeooo:paragraph-rsid="00161535"/>
    </style:style>
    <style:style style:name="P34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3746" officeooo:paragraph-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7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ef1a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7aab8" style:font-name-asian="Times New Roman" style:font-size-asian="10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306cf"/>
    </style:style>
    <style:style style:name="T20" style:family="text">
      <style:text-properties officeooo:rsid="0013ef1a"/>
    </style:style>
    <style:style style:name="T21" style:family="text">
      <style:text-properties officeooo:rsid="00143746"/>
    </style:style>
    <style:style style:name="T22" style:family="text">
      <style:text-properties officeooo:rsid="00161535"/>
    </style:style>
    <style:style style:name="T23" style:family="text">
      <style:text-properties officeooo:rsid="0016503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6">GRH</text:span> – Gestão de <text:span text:style-name="T6">Recursos Humanos</text:span></text:p>
      <text:p text:style-name="P8"/>
      <text:p text:style-name="P6">Documento de Especificação de Caso de Uso</text:p>
      <text:p text:style-name="P6"/>
      <text:p text:style-name="P7">UC<text:span text:style-name="T19">17</text:span> – <text:span text:style-name="T19">Vincular Membros a Turma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Data</text:p>
          </table:table-cell>
          <table:table-cell table:style-name="Tabela1.A1" office:value-type="string">
            <text:p text:style-name="P15">Versão</text:p>
          </table:table-cell>
          <table:table-cell table:style-name="Tabela1.A1" office:value-type="string">
            <text:p text:style-name="P16">Responsável</text:p>
          </table:table-cell>
          <table:table-cell table:style-name="Tabela1.D1" office:value-type="string">
            <text:p text:style-name="P15">Alteração</text:p>
          </table:table-cell>
        </table:table-row>
        <table:table-row table:style-name="Tabela1.1">
          <table:table-cell table:style-name="Tabela1.A1" office:value-type="string">
            <text:p text:style-name="P17"><text:span text:style-name="T19">20/05</text:span>/201<text:span text:style-name="T17">5</text:span>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8">Beatriz Brito do Rêgo</text:p>
          </table:table-cell>
          <table:table-cell table:style-name="Tabela1.D1" office:value-type="string">
            <text:p text:style-name="P31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9">27/05/2015</text:p>
          </table:table-cell>
          <table:table-cell table:style-name="Tabela1.A3" office:value-type="string">
            <text:p text:style-name="P19">1,5</text:p>
          </table:table-cell>
          <table:table-cell table:style-name="Tabela1.A3" office:value-type="string">
            <text:p text:style-name="P19">Beatriz Brito do Rêgo</text:p>
          </table:table-cell>
          <table:table-cell table:style-name="Tabela1.D3" office:value-type="string">
            <text:p text:style-name="P32">Atualização do documento</text:p>
          </table:table-cell>
        </table:table-row>
        <table:table-row table:style-name="Tabela1.1">
          <table:table-cell table:style-name="Tabela1.A3" office:value-type="string">
            <text:p text:style-name="P20">25/09/2015</text:p>
          </table:table-cell>
          <table:table-cell table:style-name="Tabela1.A3" office:value-type="string">
            <text:p text:style-name="P20">2.0</text:p>
          </table:table-cell>
          <table:table-cell table:style-name="Tabela1.A3" office:value-type="string">
            <text:p text:style-name="P20">Rayson Santos <text:span text:style-name="T23">de Lima</text:span></text:p>
          </table:table-cell>
          <table:table-cell table:style-name="Tabela1.D3" office:value-type="string">
            <text:p text:style-name="P33">Alinhamento do documento com a implementação</text:p>
          </table:table-cell>
        </table:table-row>
      </table:table>
      <text:section text:style-name="Sect1" text:name="Seção1">
        <text:list xml:id="list7825185491938588826" text:style-name="WW8Num2">
          <text:list-item>
            <text:h text:style-name="P22" text:outline-level="1"><text:bookmark-start text:name="_Ref439573339"/><text:bookmark-start text:name="_Ref418497390"/>CASOS DE USO: <text:span text:style-name="T19">VINCULAR MEMBROS A TURMA</text:span></text:h>
            <text:list>
              <text:list-item>
                <text:h text:style-name="P24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1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vincula estagiários a uma turma cadastrada no sistema.</text:span></text:span></text:p>
        <text:list xml:id="list114028054182339" text:continue-numbering="true" text:style-name="WW8Num2">
          <text:list-item>
            <text:list>
              <text:list-item>
                <text:h text:style-name="P25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114028054175895" text:continue-numbering="true" text:style-name="WW8Num2">
          <text:list-item>
            <text:list>
              <text:list-item>
                <text:h text:style-name="P25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0">Coordenador seleciona turma</text:span></text:p>
        <text:p text:style-name="P4">2. <text:tab/><text:span text:style-name="T20">Coordenador </text:span>seleciona a opção atualização de vínculos</text:p>
        <text:p text:style-name="P4">3<text:span text:style-name="T20">.<text:tab/>Sistema lista os estagiários vinculados e desvinculados a turma referente</text:span></text:p>
        <text:p text:style-name="P3"><text:span text:style-name="T22">4</text:span>.<text:tab/>Coordenador seleciona os estagiários que deseja vincular a turma <text:span text:style-name="T22">ou desvincular</text:span></text:p>
        <text:p text:style-name="P3"><text:span text:style-name="T22">5</text:span>.<text:tab/>Coordenador <text:span text:style-name="T21">seleciona a opção “Atualizar Vínculos”</text:span></text:p>
        <text:p text:style-name="LO-Normal"><text:span text:style-name="T22">6. <text:tab/>Sistema mostra a lista atual de </text:span>estagiários<text:span text:style-name="T22"> vinculados a turma</text:span></text:p>
        <text:p text:style-name="P5"/>
        <text:list xml:id="list114028070160497" text:continue-numbering="true" text:style-name="WW8Num2">
          <text:list-item>
            <text:list>
              <text:list-item>
                <text:h text:style-name="P26" text:outline-level="2">Fluxos Alternativos </text:h>
              </text:list-item>
            </text:list>
          </text:list-item>
        </text:list>
        <text:p text:style-name="P14"><text:tab/><text:span text:style-name="T16">Não se aplica</text:span></text:p>
        <text:p text:style-name="P13">1.6<text:tab/>Fluxos de Exceção</text:p>
        <text:p text:style-name="P13"><text:tab/><text:span text:style-name="T16">Não se aplica</text:span></text:p>
        <text:p text:style-name="P10"/>
        <text:list xml:id="list1639793992251603401" text:style-name="L1">
          <text:list-header>
            <text:p text:style-name="P34"><text:span text:style-name="T14">1.</text:span><text:span text:style-name="T15">7</text:span><text:span text:style-name="T12"> <text:tab/>Pré-Condições</text:span></text:p>
          </text:list-header>
        </text:list>
        <text:p text:style-name="P12"><text:soft-page-break/>Usuário Autenticado</text:p>
        <text:p text:style-name="P12">Para que o caso de uso seja iniciado é necessário que o usuário esteja autenticando no sistema e possua permissão de acesso a esta funcionalidade</text:p>
        <text:p text:style-name="P11"/>
        <text:list xml:id="list114028070174228" text:continue-numbering="true" text:style-name="L1">
          <text:list-header>
            <text:p text:style-name="P35"><text:span text:style-name="T13">1.</text:span><text:span text:style-name="T15">8</text:span><text:span text:style-name="T13"> </text:span><text:span text:style-name="T11"><text:tab/>Pós-Condições</text:span></text:p>
            <text:p text:style-name="P36">Estagiários vinculados a turma</text:p>
          </text:list-header>
        </text:list>
        <text:list xml:id="list114028070165253" text:continue-list="list114028070160497" text:style-name="WW8Num2">
          <text:list-item>
            <text:h text:style-name="P23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p text:style-name="P28">Relacionamento com caso de uso <text:span text:style-name="T10">UC02 e UC13</text:span></text:p>
        <text:list xml:id="list114028070176338" text:continue-numbering="true" text:style-name="WW8Num2">
          <text:list-item>
            <text:list>
              <text:list-item>
                <text:list>
                  <text:list-item>
                    <text:h text:style-name="P27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29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14028070161152" text:continue-numbering="true" text:style-name="WW8Num2">
          <text:list-item>
            <text:list>
              <text:list-item>
                <text:list>
                  <text:list-item>
                    <text:h text:style-name="P27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0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5T11:40:27.925000000</dc:date>
    <meta:print-date>2007-05-07T23:41:00</meta:print-date>
    <meta:editing-cycles>19</meta:editing-cycles>
    <meta:editing-duration>PT1H2M10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7" meta:word-count="223" meta:character-count="1384" meta:non-whitespace-character-count="120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